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bf65c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2" draw:name="Object1" text:anchor-type="paragraph" svg:width="7.9571in" svg:height="4.9165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1" draw:name="Object2" text:anchor-type="paragraph" svg:x="-0.5272in" svg:y="0.5252in" svg:width="7.2902in" svg:height="4.5571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"><draw:frame draw:style-name="fr1" draw:name="Object3" text:anchor-type="paragraph" svg:x="-0.6575in" svg:y="-0.5063in" svg:width="7.6717in" svg:height="5.3807in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2T22:41:30.420602433</meta:creation-date>
    <dc:date>2016-11-12T23:06:43.911930799</dc:date>
    <meta:editing-duration>PT4M32S</meta:editing-duration>
    <meta:editing-cycles>1</meta:editing-cycles>
    <meta:document-statistic meta:table-count="0" meta:image-count="0" meta:object-count="3" meta:page-count="2" meta:paragraph-count="0" meta:word-count="0" meta:character-count="0" meta:non-whitespace-character-count="0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21cm" svg:height="12.488cm" xlink:href="." xlink:type="simple" chart:class="chart:line" chart:style-name="ch1">
        <chart:title svg:x="6.794cm" svg:y="0.385cm" chart:style-name="ch2">
          <text:p>Flops for different implimentation</text:p>
        </chart:title>
        <chart:legend svg:x="15.047cm" svg:y="0.175cm" style:legend-expansion="custom" chartooo:width="4.094cm" chartooo:height="3.097cm" style:legend-expansion-aspect-ratio="1.32192444300936" chart:style-name="ch3"/>
        <chart:plot-area chart:style-name="ch4" chart:data-source-has-labels="both" svg:x="1.415cm" svg:y="1.413cm" svg:width="18.391cm" svg:height="9.845cm">
          <chartooo:coordinate-region svg:x="2.407cm" svg:y="1.612cm" svg:width="17.212cm" svg:height="8.999cm"/>
          <chart:axis chart:dimension="x" chart:name="primary-x" chart:style-name="ch5" chartooo:axis-type="auto">
            <chartooo:date-scale/>
            <chart:title svg:x="8.978cm" svg:y="11.507cm" chart:style-name="ch6">
              <text:p>Matrix size (Logscale)</text:p>
            </chart:title>
            <chart:categories table:cell-range-address="local-table.$A$2:.$A$8"/>
          </chart:axis>
          <chart:axis chart:dimension="y" chart:name="primary-y" chart:style-name="ch5">
            <chart:title svg:x="0.451cm" svg:y="7.464cm" chart:style-name="ch7">
              <text:p>Flops (MFlops)</text:p>
            </chart:title>
            <chart:grid chart:style-name="ch8" chart:class="major"/>
          </chart:axis>
          <chart:series chart:style-name="ch9" chart:values-cell-range-address="local-table.$B$2:.$B$8" chart:label-cell-address="local-table.$B$1" chart:class="chart:line">
            <chart:data-point chart:repeated="7"/>
          </chart:series>
          <chart:series chart:style-name="ch10" chart:values-cell-range-address="local-table.$C$2:.$C$8" chart:label-cell-address="local-table.$C$1" chart:class="chart:line">
            <chart:data-point chart:repeated="7"/>
          </chart:series>
          <chart:series chart:style-name="ch11" chart:values-cell-range-address="local-table.$D$2:.$D$8" chart:label-cell-address="local-table.$D$1" chart:class="chart:line">
            <chart:data-point chart:repeated="7"/>
          </chart:series>
          <chart:series chart:style-name="ch12" chart:values-cell-range-address="local-table.$E$2:.$E$8" chart:label-cell-address="local-table.$E$1" chart:class="chart:line">
            <chart:data-point chart:repeated="7"/>
          </chart:series>
          <chart:series chart:style-name="ch13" chart:values-cell-range-address="local-table.$F$2:.$F$8" chart:label-cell-address="local-table.$F$1" chart:class="chart:line">
            <chart:data-point chart:repeated="7"/>
          </chart:series>
          <chart:series chart:style-name="ch14" chart:values-cell-range-address="local-table.$G$2:.$G$8" chart:label-cell-address="local-table.$G$1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</text:p>
              </table:table-cell>
              <table:table-cell office:value-type="string">
                <text:p>Unrolling</text:p>
              </table:table-cell>
              <table:table-cell office:value-type="string">
                <text:p>Blocking</text:p>
              </table:table-cell>
              <table:table-cell office:value-type="string">
                <text:p>Unrolling &amp; Blocking</text:p>
              </table:table-cell>
              <table:table-cell office:value-type="string">
                <text:p>Strassen</text:p>
              </table:table-cell>
              <table:table-cell office:value-type="string">
                <text:p>BLAS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412.7967">
                <text:p>412.7967</text:p>
              </table:table-cell>
              <table:table-cell office:value-type="float" office:value="1004.0875">
                <text:p>1004.0875</text:p>
              </table:table-cell>
              <table:table-cell office:value-type="float" office:value="441.2758">
                <text:p>441.2758</text:p>
              </table:table-cell>
              <table:table-cell office:value-type="float" office:value="619.6351">
                <text:p>619.6351</text:p>
              </table:table-cell>
              <table:table-cell office:value-type="float" office:value="1756.9684">
                <text:p>1756.9684</text:p>
              </table:table-cell>
              <table:table-cell office:value-type="float" office:value="1644.9121">
                <text:p>1644.912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00.5862">
                <text:p>500.5862</text:p>
              </table:table-cell>
              <table:table-cell office:value-type="float" office:value="1500.4397">
                <text:p>1500.4397</text:p>
              </table:table-cell>
              <table:table-cell office:value-type="float" office:value="505.9331">
                <text:p>505.9331</text:p>
              </table:table-cell>
              <table:table-cell office:value-type="float" office:value="1539.936">
                <text:p>1539.936</text:p>
              </table:table-cell>
              <table:table-cell office:value-type="float" office:value="1786.8118">
                <text:p>1786.8118</text:p>
              </table:table-cell>
              <table:table-cell office:value-type="float" office:value="2345.9595">
                <text:p>2345.959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65.9399">
                <text:p>865.9399</text:p>
              </table:table-cell>
              <table:table-cell office:value-type="float" office:value="4635.6232">
                <text:p>4635.6232</text:p>
              </table:table-cell>
              <table:table-cell office:value-type="float" office:value="1858.331">
                <text:p>1858.331</text:p>
              </table:table-cell>
              <table:table-cell office:value-type="float" office:value="2207.0838">
                <text:p>2207.0838</text:p>
              </table:table-cell>
              <table:table-cell office:value-type="float" office:value="1670.8798">
                <text:p>1670.8798</text:p>
              </table:table-cell>
              <table:table-cell office:value-type="float" office:value="3423.8862">
                <text:p>3423.886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776.888">
                <text:p>1776.888</text:p>
              </table:table-cell>
              <table:table-cell office:value-type="float" office:value="5750.9704">
                <text:p>5750.9704</text:p>
              </table:table-cell>
              <table:table-cell office:value-type="float" office:value="2568.9682">
                <text:p>2568.9682</text:p>
              </table:table-cell>
              <table:table-cell office:value-type="float" office:value="3220.1936">
                <text:p>3220.1936</text:p>
              </table:table-cell>
              <table:table-cell office:value-type="float" office:value="2272.4918">
                <text:p>2272.4918</text:p>
              </table:table-cell>
              <table:table-cell office:value-type="float" office:value="2416.9614">
                <text:p>2416.961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625.3888">
                <text:p>2625.3888</text:p>
              </table:table-cell>
              <table:table-cell office:value-type="float" office:value="7668.1448">
                <text:p>7668.1448</text:p>
              </table:table-cell>
              <table:table-cell office:value-type="float" office:value="2801.6257">
                <text:p>2801.6257</text:p>
              </table:table-cell>
              <table:table-cell office:value-type="float" office:value="3317.4908">
                <text:p>3317.4908</text:p>
              </table:table-cell>
              <table:table-cell office:value-type="float" office:value="2331.1769">
                <text:p>2331.1769</text:p>
              </table:table-cell>
              <table:table-cell office:value-type="float" office:value="5655.8869">
                <text:p>5655.886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56.6327">
                <text:p>2656.6327</text:p>
              </table:table-cell>
              <table:table-cell office:value-type="float" office:value="6759.8222">
                <text:p>6759.8222</text:p>
              </table:table-cell>
              <table:table-cell office:value-type="float" office:value="2845.132">
                <text:p>2845.132</text:p>
              </table:table-cell>
              <table:table-cell office:value-type="float" office:value="3350.8489">
                <text:p>3350.8489</text:p>
              </table:table-cell>
              <table:table-cell office:value-type="float" office:value="2398.6852">
                <text:p>2398.6852</text:p>
              </table:table-cell>
              <table:table-cell office:value-type="float" office:value="5803.5066">
                <text:p>5803.506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681.7517">
                <text:p>2681.7517</text:p>
              </table:table-cell>
              <table:table-cell office:value-type="float" office:value="6027.553">
                <text:p>6027.553</text:p>
              </table:table-cell>
              <table:table-cell office:value-type="float" office:value="2859.5951">
                <text:p>2859.5951</text:p>
              </table:table-cell>
              <table:table-cell office:value-type="float" office:value="3385.1594">
                <text:p>3385.1594</text:p>
              </table:table-cell>
              <table:table-cell office:value-type="float" office:value="2458.7174">
                <text:p>2458.7174</text:p>
              </table:table-cell>
              <table:table-cell office:value-type="float" office:value="5841.289">
                <text:p>5841.2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517cm" svg:height="11.574cm" xlink:href="." xlink:type="simple" chart:class="chart:line" chart:style-name="ch1">
        <chart:title svg:x="5.166cm" svg:y="0.367cm" chart:style-name="ch2">
          <text:p>L2 Bandwidth for different implimentation</text:p>
        </chart:title>
        <chart:legend svg:x="13.122cm" svg:y="0.174cm" style:legend-expansion="custom" chartooo:width="3.492cm" chartooo:height="2.59cm" style:legend-expansion-aspect-ratio="1.34826254826255" chart:style-name="ch3"/>
        <chart:plot-area chart:style-name="ch4" chart:data-source-has-labels="both" svg:x="1.381cm" svg:y="1.377cm" svg:width="16.766cm" svg:height="8.985cm">
          <chartooo:coordinate-region svg:x="2.558cm" svg:y="1.577cm" svg:width="15.403cm" svg:height="8.138cm"/>
          <chart:axis chart:dimension="x" chart:name="primary-x" chart:style-name="ch5" chartooo:axis-type="auto">
            <chartooo:date-scale/>
            <chart:title svg:x="8.132cm" svg:y="10.593cm" chart:style-name="ch6">
              <text:p>Matrix size (Logscale)</text:p>
            </chart:title>
            <chart:categories table:cell-range-address="local-table.$A$2:.$A$8"/>
          </chart:axis>
          <chart:axis chart:dimension="y" chart:name="primary-y" chart:style-name="ch5">
            <chart:title svg:x="0.451cm" svg:y="7.421cm" chart:style-name="ch7">
              <text:p>L2 Bandwidth (MB/s)</text:p>
            </chart:title>
            <chart:grid chart:style-name="ch8" chart:class="major"/>
          </chart:axis>
          <chart:series chart:style-name="ch9" chart:values-cell-range-address="local-table.$B$2:.$B$8" chart:label-cell-address="local-table.$B$1" chart:class="chart:line">
            <chart:data-point chart:repeated="7"/>
          </chart:series>
          <chart:series chart:style-name="ch10" chart:values-cell-range-address="local-table.$C$2:.$C$8" chart:label-cell-address="local-table.$C$1" chart:class="chart:line">
            <chart:data-point chart:repeated="7"/>
          </chart:series>
          <chart:series chart:style-name="ch11" chart:values-cell-range-address="local-table.$D$2:.$D$8" chart:label-cell-address="local-table.$D$1" chart:class="chart:line">
            <chart:data-point chart:repeated="7"/>
          </chart:series>
          <chart:series chart:style-name="ch12" chart:values-cell-range-address="local-table.$E$2:.$E$8" chart:label-cell-address="local-table.$E$1" chart:class="chart:line">
            <chart:data-point chart:repeated="7"/>
          </chart:series>
          <chart:series chart:style-name="ch13" chart:values-cell-range-address="local-table.$F$2:.$F$8" chart:label-cell-address="local-table.$F$1" chart:class="chart:line">
            <chart:data-point chart:repeated="7"/>
          </chart:series>
          <chart:series chart:style-name="ch14" chart:values-cell-range-address="local-table.$G$2:.$G$8" chart:label-cell-address="local-table.$G$1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</text:p>
              </table:table-cell>
              <table:table-cell office:value-type="string">
                <text:p>Unrolling</text:p>
              </table:table-cell>
              <table:table-cell office:value-type="string">
                <text:p>Blocking</text:p>
              </table:table-cell>
              <table:table-cell office:value-type="string">
                <text:p>Unrolling &amp; Blocking</text:p>
              </table:table-cell>
              <table:table-cell office:value-type="string">
                <text:p>Strassen</text:p>
              </table:table-cell>
              <table:table-cell office:value-type="string">
                <text:p>BLAS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759.6642">
                <text:p>759.6642</text:p>
              </table:table-cell>
              <table:table-cell office:value-type="float" office:value="1274.3799">
                <text:p>1274.3799</text:p>
              </table:table-cell>
              <table:table-cell office:value-type="float" office:value="613.2259">
                <text:p>613.2259</text:p>
              </table:table-cell>
              <table:table-cell office:value-type="float" office:value="886.1657">
                <text:p>886.1657</text:p>
              </table:table-cell>
              <table:table-cell office:value-type="float" office:value="867.0837">
                <text:p>867.0837</text:p>
              </table:table-cell>
              <table:table-cell office:value-type="float" office:value="1244.8818">
                <text:p>1244.881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95.8955">
                <text:p>795.8955</text:p>
              </table:table-cell>
              <table:table-cell office:value-type="float" office:value="1538.8721">
                <text:p>1538.8721</text:p>
              </table:table-cell>
              <table:table-cell office:value-type="float" office:value="400.8838">
                <text:p>400.8838</text:p>
              </table:table-cell>
              <table:table-cell office:value-type="float" office:value="1563.0248">
                <text:p>1563.0248</text:p>
              </table:table-cell>
              <table:table-cell office:value-type="float" office:value="1398.1863">
                <text:p>1398.1863</text:p>
              </table:table-cell>
              <table:table-cell office:value-type="float" office:value="3879.1091">
                <text:p>3879.109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353.3691">
                <text:p>3353.3691</text:p>
              </table:table-cell>
              <table:table-cell office:value-type="float" office:value="12969.893">
                <text:p>12969.893</text:p>
              </table:table-cell>
              <table:table-cell office:value-type="float" office:value="1680.4078">
                <text:p>1680.4078</text:p>
              </table:table-cell>
              <table:table-cell office:value-type="float" office:value="2044.3272">
                <text:p>2044.3272</text:p>
              </table:table-cell>
              <table:table-cell office:value-type="float" office:value="2929.4057">
                <text:p>2929.4057</text:p>
              </table:table-cell>
              <table:table-cell office:value-type="float" office:value="2602.1442">
                <text:p>2602.144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405.415">
                <text:p>7405.415</text:p>
              </table:table-cell>
              <table:table-cell office:value-type="float" office:value="17022.5383">
                <text:p>17022.5383</text:p>
              </table:table-cell>
              <table:table-cell office:value-type="float" office:value="2815.1766">
                <text:p>2815.1766</text:p>
              </table:table-cell>
              <table:table-cell office:value-type="float" office:value="3478.2062">
                <text:p>3478.2062</text:p>
              </table:table-cell>
              <table:table-cell office:value-type="float" office:value="4970.2896">
                <text:p>4970.2896</text:p>
              </table:table-cell>
              <table:table-cell office:value-type="float" office:value="2697.4956">
                <text:p>2697.495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0532.189">
                <text:p>10532.189</text:p>
              </table:table-cell>
              <table:table-cell office:value-type="float" office:value="21490.4849">
                <text:p>21490.4849</text:p>
              </table:table-cell>
              <table:table-cell office:value-type="float" office:value="12076.7586">
                <text:p>12076.7586</text:p>
              </table:table-cell>
              <table:table-cell office:value-type="float" office:value="14393.3101">
                <text:p>14393.3101</text:p>
              </table:table-cell>
              <table:table-cell office:value-type="float" office:value="6145.2496">
                <text:p>6145.2496</text:p>
              </table:table-cell>
              <table:table-cell office:value-type="float" office:value="3310.7523">
                <text:p>3310.752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380.5803">
                <text:p>10380.5803</text:p>
              </table:table-cell>
              <table:table-cell office:value-type="float" office:value="17339.4344">
                <text:p>17339.4344</text:p>
              </table:table-cell>
              <table:table-cell office:value-type="float" office:value="12033.8923">
                <text:p>12033.8923</text:p>
              </table:table-cell>
              <table:table-cell office:value-type="float" office:value="14641.2632">
                <text:p>14641.2632</text:p>
              </table:table-cell>
              <table:table-cell office:value-type="float" office:value="7068.8721">
                <text:p>7068.8721</text:p>
              </table:table-cell>
              <table:table-cell office:value-type="float" office:value="2751.4885">
                <text:p>2751.488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1293.4742">
                <text:p>11293.4742</text:p>
              </table:table-cell>
              <table:table-cell office:value-type="float" office:value="19158.6386">
                <text:p>19158.6386</text:p>
              </table:table-cell>
              <table:table-cell office:value-type="float" office:value="12354.9769">
                <text:p>12354.9769</text:p>
              </table:table-cell>
              <table:table-cell office:value-type="float" office:value="14940.0742">
                <text:p>14940.0742</text:p>
              </table:table-cell>
              <table:table-cell office:value-type="float" office:value="8044.5116">
                <text:p>8044.5116</text:p>
              </table:table-cell>
              <table:table-cell office:value-type="float" office:value="2657.5652">
                <text:p>2657.56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485cm" svg:height="13.666cm" xlink:href="." xlink:type="simple" chart:class="chart:line" chart:style-name="ch1">
        <chart:title svg:x="5.042cm" svg:y="0.409cm" chart:style-name="ch2">
          <text:p>L2 Cache miss rate for different implimentation</text:p>
        </chart:title>
        <chart:legend svg:x="14.552cm" svg:y="0cm" style:legend-expansion="custom" chartooo:width="3.929cm" chartooo:height="3.05cm" style:legend-expansion-aspect-ratio="1.28819672131148" chart:style-name="ch3"/>
        <chart:plot-area chart:style-name="ch4" chart:data-source-has-labels="both" svg:x="1.4cm" svg:y="1.461cm" svg:width="17.696cm" svg:height="10.951cm">
          <chartooo:coordinate-region svg:x="2.312cm" svg:y="1.66cm" svg:width="16.597cm" svg:height="10.105cm"/>
          <chart:axis chart:dimension="x" chart:name="primary-x" chart:style-name="ch5" chartooo:axis-type="auto">
            <chartooo:date-scale/>
            <chart:title svg:x="8.616cm" svg:y="12.685cm" chart:style-name="ch6">
              <text:p>Matrix size (Logscale)</text:p>
            </chart:title>
            <chart:categories table:cell-range-address="local-table.$A$2:.$A$8"/>
          </chart:axis>
          <chart:axis chart:dimension="y" chart:name="primary-y" chart:style-name="ch5">
            <chart:title svg:x="0.451cm" svg:y="8.343cm" chart:style-name="ch7">
              <text:p>L2 cache miss rate</text:p>
            </chart:title>
            <chart:grid chart:style-name="ch8" chart:class="major"/>
          </chart:axis>
          <chart:series chart:style-name="ch9" chart:values-cell-range-address="local-table.$B$2:.$B$8" chart:label-cell-address="local-table.$B$1" chart:class="chart:line">
            <chart:data-point chart:repeated="7"/>
          </chart:series>
          <chart:series chart:style-name="ch10" chart:values-cell-range-address="local-table.$C$2:.$C$8" chart:label-cell-address="local-table.$C$1" chart:class="chart:line">
            <chart:data-point chart:repeated="7"/>
          </chart:series>
          <chart:series chart:style-name="ch11" chart:values-cell-range-address="local-table.$D$2:.$D$8" chart:label-cell-address="local-table.$D$1" chart:class="chart:line">
            <chart:data-point chart:repeated="7"/>
          </chart:series>
          <chart:series chart:style-name="ch12" chart:values-cell-range-address="local-table.$E$2:.$E$8" chart:label-cell-address="local-table.$E$1" chart:class="chart:line">
            <chart:data-point chart:repeated="7"/>
          </chart:series>
          <chart:series chart:style-name="ch13" chart:values-cell-range-address="local-table.$F$2:.$F$8" chart:label-cell-address="local-table.$F$1" chart:class="chart:line">
            <chart:data-point chart:repeated="7"/>
          </chart:series>
          <chart:series chart:style-name="ch14" chart:values-cell-range-address="local-table.$G$2:.$G$8" chart:label-cell-address="local-table.$G$1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</text:p>
              </table:table-cell>
              <table:table-cell office:value-type="string">
                <text:p>Unrolling</text:p>
              </table:table-cell>
              <table:table-cell office:value-type="string">
                <text:p>Blocking</text:p>
              </table:table-cell>
              <table:table-cell office:value-type="string">
                <text:p>Unrolling &amp; Blocking</text:p>
              </table:table-cell>
              <table:table-cell office:value-type="string">
                <text:p>Strassen</text:p>
              </table:table-cell>
              <table:table-cell office:value-type="string">
                <text:p>BLAS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0.0035">
                <text:p>0.0035</text:p>
              </table:table-cell>
              <table:table-cell office:value-type="float" office:value="0.0042">
                <text:p>0.0042</text:p>
              </table:table-cell>
              <table:table-cell office:value-type="float" office:value="0.0015">
                <text:p>0.0015</text:p>
              </table:table-cell>
              <table:table-cell office:value-type="float" office:value="0.0023">
                <text:p>0.0023</text:p>
              </table:table-cell>
              <table:table-cell office:value-type="float" office:value="0.0027">
                <text:p>0.0027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11">
                <text:p>0.0011</text:p>
              </table:table-cell>
              <table:table-cell office:value-type="float" office:value="0.0023">
                <text:p>0.0023</text:p>
              </table:table-cell>
              <table:table-cell office:value-type="float" office:value="0.0008">
                <text:p>0.0008</text:p>
              </table:table-cell>
              <table:table-cell office:value-type="float" office:value="0.001">
                <text:p>0.001</text:p>
              </table:table-cell>
              <table:table-cell office:value-type="float" office:value="0.0009">
                <text:p>0.0009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75">
                <text:p>0.0075</text:p>
              </table:table-cell>
              <table:table-cell office:value-type="float" office:value="0.0187">
                <text:p>0.0187</text:p>
              </table:table-cell>
              <table:table-cell office:value-type="float" office:value="0.0008">
                <text:p>0.0008</text:p>
              </table:table-cell>
              <table:table-cell office:value-type="float" office:value="0.0008">
                <text:p>0.0008</text:p>
              </table:table-cell>
              <table:table-cell office:value-type="float" office:value="0.0031">
                <text:p>0.0031</text:p>
              </table:table-cell>
              <table:table-cell office:value-type="float" office:value="0.0061">
                <text:p>0.006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157">
                <text:p>0.0157</text:p>
              </table:table-cell>
              <table:table-cell office:value-type="float" office:value="0.0395">
                <text:p>0.0395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5">
                <text:p>0.005</text:p>
              </table:table-cell>
              <table:table-cell office:value-type="float" office:value="0.0052">
                <text:p>0.005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166">
                <text:p>0.0166</text:p>
              </table:table-cell>
              <table:table-cell office:value-type="float" office:value="0.0425">
                <text:p>0.0425</text:p>
              </table:table-cell>
              <table:table-cell office:value-type="float" office:value="0.0021">
                <text:p>0.0021</text:p>
              </table:table-cell>
              <table:table-cell office:value-type="float" office:value="0.0025">
                <text:p>0.0025</text:p>
              </table:table-cell>
              <table:table-cell office:value-type="float" office:value="0.006">
                <text:p>0.006</text:p>
              </table:table-cell>
              <table:table-cell office:value-type="float" office:value="0.0071">
                <text:p>0.007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16">
                <text:p>0.016</text:p>
              </table:table-cell>
              <table:table-cell office:value-type="float" office:value="0.0427">
                <text:p>0.0427</text:p>
              </table:table-cell>
              <table:table-cell office:value-type="float" office:value="0.0024">
                <text:p>0.0024</text:p>
              </table:table-cell>
              <table:table-cell office:value-type="float" office:value="0.0031">
                <text:p>0.0031</text:p>
              </table:table-cell>
              <table:table-cell office:value-type="float" office:value="0.0072">
                <text:p>0.0072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171">
                <text:p>0.0171</text:p>
              </table:table-cell>
              <table:table-cell office:value-type="float" office:value="0.0448">
                <text:p>0.0448</text:p>
              </table:table-cell>
              <table:table-cell office:value-type="float" office:value="0.0031">
                <text:p>0.0031</text:p>
              </table:table-cell>
              <table:table-cell office:value-type="float" office:value="0.0045">
                <text:p>0.0045</text:p>
              </table:table-cell>
              <table:table-cell office:value-type="float" office:value="0.0084">
                <text:p>0.0084</text:p>
              </table:table-cell>
              <table:table-cell office:value-type="float" office:value="0.004">
                <text:p>0.0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